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style:text-properties style:font-name="Times New Roman" style:font-name-complex="Times New Roman1"/>
    </style:style>
    <style:style style:name="P3"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4" style:family="paragraph" style:parent-style-name="Standard">
      <style:paragraph-properties fo:line-height="200%" fo:text-align="center" style:justify-single-word="false"/>
      <style:text-properties style:font-name="Times New Roman" officeooo:rsid="0015b2b4" officeooo:paragraph-rsid="0015b2b4" style:font-name-complex="Times New Roman1"/>
    </style:style>
    <style:style style:name="P5" style:family="paragraph" style:parent-style-name="Standard">
      <style:paragraph-properties fo:line-height="200%"/>
      <style:text-properties style:font-name="Times New Roman" officeooo:rsid="0015b2b4" officeooo:paragraph-rsid="0015b2b4" style:font-name-complex="Times New Roman1"/>
    </style:style>
    <style:style style:name="P6" style:family="paragraph" style:parent-style-name="Standard">
      <style:paragraph-properties fo:line-height="200%" fo:text-align="center" style:justify-single-word="false"/>
      <style:text-properties style:font-name="Times New Roman" officeooo:rsid="0016c213" officeooo:paragraph-rsid="0016c213" style:font-name-complex="Times New Roman1"/>
    </style:style>
    <style:style style:name="P7" style:family="paragraph" style:parent-style-name="Standard">
      <style:paragraph-properties fo:line-height="200%"/>
    </style:style>
    <style:style style:name="P8" style:family="paragraph" style:parent-style-name="Standard">
      <style:paragraph-properties fo:line-height="200%" fo:text-align="center" style:justify-single-word="false"/>
      <style:text-properties officeooo:paragraph-rsid="0015b2b4"/>
    </style:style>
    <style:style style:name="P9" style:family="paragraph" style:parent-style-name="Standard">
      <style:paragraph-properties fo:line-height="200%"/>
      <style:text-properties officeooo:paragraph-rsid="0016c213"/>
    </style:style>
    <style:style style:name="P10" style:family="paragraph" style:parent-style-name="Standard">
      <style:paragraph-properties fo:line-height="200%"/>
      <style:text-properties officeooo:paragraph-rsid="001ace4d"/>
    </style:style>
    <style:style style:name="P11" style:family="paragraph" style:parent-style-name="Standard">
      <style:paragraph-properties fo:line-height="200%"/>
      <style:text-properties officeooo:paragraph-rsid="0015b2b4"/>
    </style:style>
    <style:style style:name="P12" style:family="paragraph" style:parent-style-name="Standard">
      <style:paragraph-properties fo:line-height="200%"/>
      <style:text-properties officeooo:paragraph-rsid="001b43b7"/>
    </style:style>
    <style:style style:name="T1" style:family="text">
      <style:text-properties officeooo:rsid="0015b2b4"/>
    </style:style>
    <style:style style:name="T2" style:family="text">
      <style:text-properties fo:font-style="italic" style:font-style-asian="italic" style:font-style-complex="italic"/>
    </style:style>
    <style:style style:name="T3" style:family="text">
      <style:text-properties fo:font-style="normal" officeooo:rsid="0015b2b4" style:font-style-asian="normal" style:font-style-complex="normal"/>
    </style:style>
    <style:style style:name="T4" style:family="text">
      <style:text-properties style:font-name="Times New Roman" style:font-name-complex="Times New Roman1"/>
    </style:style>
    <style:style style:name="T5" style:family="text">
      <style:text-properties style:font-name="Times New Roman" officeooo:rsid="0015b2b4" style:font-name-complex="Times New Roman1"/>
    </style:style>
    <style:style style:name="T6" style:family="text">
      <style:text-properties style:font-name="Times New Roman" officeooo:rsid="0016c213" style:font-name-complex="Times New Roman1"/>
    </style:style>
    <style:style style:name="T7" style:family="text">
      <style:text-properties style:font-name="Times New Roman" officeooo:rsid="001815c0" style:font-name-complex="Times New Roman1"/>
    </style:style>
    <style:style style:name="T8" style:family="text">
      <style:text-properties style:font-name="Times New Roman" officeooo:rsid="001972c6" style:font-name-complex="Times New Roman1"/>
    </style:style>
    <style:style style:name="T9" style:family="text">
      <style:text-properties style:font-name="Times New Roman" officeooo:rsid="001ace4d" style:font-name-complex="Times New Roman1"/>
    </style:style>
    <style:style style:name="T10" style:family="text">
      <style:text-properties style:font-name="Times New Roman" officeooo:rsid="001b43b7" style:font-name-complex="Times New Roman1"/>
    </style:style>
    <style:style style:name="T11" style:family="text">
      <style:text-properties style:font-name="Times New Roman" officeooo:rsid="001c1f06" style:font-name-complex="Times New Roman1"/>
    </style:style>
    <style:style style:name="T12" style:family="text">
      <style:text-properties style:font-name="Times New Roman" fo:font-style="italic" style:font-style-asian="italic" style:font-name-complex="Times New Roman1" style:font-style-complex="italic"/>
    </style:style>
    <style:style style:name="T13" style:family="text">
      <style:text-properties style:font-name="Times New Roman" fo:font-style="italic" officeooo:rsid="0015b2b4" style:font-style-asian="italic" style:font-name-complex="Times New Roman1" style:font-style-complex="italic"/>
    </style:style>
    <style:style style:name="T14" style:family="text">
      <style:text-properties style:font-name="Times New Roman" fo:font-style="italic" officeooo:rsid="001b43b7" style:font-style-asian="italic" style:font-name-complex="Times New Roman1" style:font-style-complex="italic"/>
    </style:style>
    <style:style style:name="T15" style:family="text">
      <style:text-properties style:font-name="Times New Roman" fo:font-style="normal" officeooo:rsid="0015b2b4" style:font-style-asian="normal" style:font-name-complex="Times New Roman1" style:font-style-complex="normal"/>
    </style:style>
    <style:style style:name="T16" style:family="text">
      <style:text-properties style:font-name="Times New Roman" fo:font-style="normal" officeooo:rsid="001b43b7" style:font-style-asian="normal" style:font-name-complex="Times New Roman1" style:font-style-complex="normal"/>
    </style:style>
    <style:style style:name="T17" style:family="text">
      <style:text-properties officeooo:rsid="001b43b7"/>
    </style:style>
    <style:style style:name="T18" style:family="text">
      <style:text-properties officeooo:rsid="001c1f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6">Organizational Strategy and Project Selection</text:p>
      <text:p text:style-name="P1"/>
      <text:p text:style-name="P1">Michael Surdek</text:p>
      <text:p text:style-name="P1">Southern New Hampshire University</text:p>
      <text:p text:style-name="P8"><text:span text:style-name="T5">QSO</text:span><text:span text:style-name="T4"> 6</text:span><text:span text:style-name="T5">40</text:span><text:span text:style-name="T4">: P</text:span><text:span text:style-name="T5">roject Management</text:span></text:p>
      <text:p text:style-name="P8"><text:span text:style-name="T4">Dr. </text:span><text:span text:style-name="T5">Randy Butler</text:span></text:p>
      <text:p text:style-name="P8"><text:span text:style-name="T5">August </text:span><text:span text:style-name="T6">8</text:span><text:span text:style-name="T4">, 2021</text:span></text:p>
      <text:p text:style-name="P7"/>
      <text:p text:style-name="P2"/>
      <text:p text:style-name="P2"/>
      <text:p text:style-name="P2"/>
      <text:p text:style-name="P2"/>
      <text:p text:style-name="P2"/>
      <text:p text:style-name="P2"/>
      <text:p text:style-name="P2"/>
      <text:p text:style-name="P2"/>
      <text:p text:style-name="P2"/>
      <text:p text:style-name="P9"><text:soft-page-break/><text:span text:style-name="T4"><text:tab/></text:span><text:span text:style-name="T6">When organizations with limited resources look to undertake a project in pursuit of some end result, they may be forced to decide between competing initiatives. </text:span><text:span text:style-name="T7">In these scenarios, effective organizations will rely on both established selection criteria as well as subjective notions regarding each project’s potential to “propel the organization forward in ways that benefit stakeholders, customers, or operations.” (MindEdge Inc.) The selection criteria can include measures of financial gain such as return on investment, internal rate of return, net present value, cost-benefit ratio, payback period, or a weighted scoring of any combination of these metrics. The second element of the selection process comes down to how the projects, including their activities and goals, are aligned with the organization’s strategic objectives. There are many benefits of strategic alignment, including </text:span><text:span text:style-name="T8">better understanding and buy-in, easier access to resources, and more transparency of potential issues and conflicts. Additionally, projects that are well-aligned become more clear that they are “done” and are more likely to be viewed as a success at completion.</text:span></text:p>
      <text:p text:style-name="P10"><text:span text:style-name="T8"><text:tab/>There is an extensive process to comprehensively coordinate projects and strategic objectives. First, objectives need to be uncovered and understood through activities such as reviewing the company website, studying the prospectus and publicized incentives, and talking to sponsors and executives. Then the objectives are reviewed one-by-one to determine </text:span><text:span text:style-name="T11">their </text:span><text:span text:style-name="T8">applicability to </text:span><text:span text:style-name="T11">the</text:span><text:span text:style-name="T8"> project and to look for any misalignment, which should be discussed and documented. Finally, the first version of a living document, the requirements traceability matrix, is developed which connects each </text:span><text:span text:style-name="T11">project</text:span><text:span text:style-name="T8"> requirement to its source and business need or objective. </text:span><text:span text:style-name="T9">These requirements may be related to the metrics of financial gain, for example a minimum hurdle rate on a project’s ROI, or they may have to do with one or more of the organization’s supported causes or missions, for example reducing the amount of plastic used in their products or shipping materials. Business objectives for sustainability are becoming more of the norm as customers look to support organizations that are committed to being ethical and environmentally friendly. Although projects that are aligned with these types of objectives may not lead to a direct increase in profitability, the potential benefits down the road </text:span><text:span text:style-name="T11">such as</text:span><text:span text:style-name="T9"> improved </text:span><text:soft-page-break/><text:span text:style-name="T9">reputation and customer satisfaction should be taken into account in the project selection process. In a 2018 paper, Mariana Mazzucato and Martha McPherson of University College London’s Institute for Innovation and Public Purpose argued that “this will require visionary leadership, patient strategic finance, a grassroots movement and bottom-up innovation.” (Young) What this means is that stakeholders </text:span><text:span text:style-name="T10">should be willing to substitute immediate profitability for mission-oriented projects that are aligned with the organization’s strategic objectives. In an ideal world, a business will be able to support projects that collectively achieve both profitability and sustainability.</text:span></text:p>
      <text:p text:style-name="P2"/>
      <text:p text:style-name="P2"/>
      <text:p text:style-name="P2"/>
      <text:p text:style-name="P4">References:</text:p>
      <text:p text:style-name="P5"/>
      <text:p text:style-name="P11"><text:span text:style-name="T5">“</text:span><text:bookmark text:name="module_one_project_management_and_the_role_of_the_project_manager_2"/><text:span text:style-name="T4">Module </text:span><text:span text:style-name="T10">Two</text:span><text:span text:style-name="T4">: Project </text:span><text:span text:style-name="T10">Selection and Initiation</text:span><text:span text:style-name="T4">.” </text:span><text:span text:style-name="T5">2014. MindEdge Inc. Retrieved from https://snhu.mindedgeonline.com/content.php?cid=87513</text:span></text:p>
      <text:p text:style-name="P2"/>
      <text:p text:style-name="P12"><text:span text:style-name="T10">Young</text:span><text:span text:style-name="T5">, </text:span><text:span text:style-name="T10">Richard</text:span><text:span text:style-name="T5">. 20</text:span><text:span text:style-name="T10">20</text:span><text:span text:style-name="T5">. </text:span><text:span text:style-name="T13">Five strategies for projects to become more sustainable</text:span><text:span text:style-name="T12">. </text:span><text:span text:style-name="T16">Association for Project Management</text:span><text:span text:style-name="T15">. Retrieved from https://www.apm.org.uk/blog/five-strategies-fo</text:span><text:span text:style-name="T16">r-projects-to-become-more-sustaina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08-08T23:41:12.954537071</dc:date>
    <meta:editing-duration>PT15M38S</meta:editing-duration>
    <meta:editing-cycles>3</meta:editing-cycles>
    <meta:generator>LibreOffice/6.4.7.2$Linux_X86_64 LibreOffice_project/40$Build-2</meta:generator>
    <meta:document-statistic meta:table-count="0" meta:image-count="0" meta:object-count="0" meta:page-count="3" meta:paragraph-count="11" meta:word-count="511" meta:character-count="3654" meta:non-whitespace-character-count="3152"/>
  </office:meta>
</office:document-meta>
</file>